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3e" officeooo:paragraph-rsid="0004ab3e"/>
    </style:style>
    <style:style style:name="P2" style:family="paragraph" style:parent-style-name="Standard">
      <style:text-properties officeooo:rsid="0004ab3e" officeooo:paragraph-rsid="0004b7b8"/>
    </style:style>
    <style:style style:name="P3" style:family="paragraph" style:parent-style-name="Standard">
      <style:text-properties officeooo:rsid="00065db6" officeooo:paragraph-rsid="00065db6"/>
    </style:style>
    <style:style style:name="P4" style:family="paragraph" style:parent-style-name="Standard">
      <style:text-properties officeooo:rsid="00084e49" officeooo:paragraph-rsid="00084e49"/>
    </style:style>
    <style:style style:name="P5" style:family="paragraph" style:parent-style-name="Standard">
      <style:text-properties officeooo:rsid="0008b4e5" officeooo:paragraph-rsid="0008b4e5"/>
    </style:style>
    <style:style style:name="P6" style:family="paragraph" style:parent-style-name="Standard">
      <style:text-properties officeooo:rsid="000aed08" officeooo:paragraph-rsid="000aed08"/>
    </style:style>
    <style:style style:name="P7" style:family="paragraph" style:parent-style-name="Standard">
      <style:text-properties officeooo:rsid="00084e49" officeooo:paragraph-rsid="00084e49"/>
    </style:style>
    <style:style style:name="P8" style:family="paragraph" style:parent-style-name="Standard">
      <style:text-properties officeooo:rsid="00084e49" officeooo:paragraph-rsid="0013c703"/>
    </style:style>
    <style:style style:name="P9" style:family="paragraph" style:parent-style-name="Standard">
      <style:text-properties officeooo:rsid="00121a72" officeooo:paragraph-rsid="0013c703"/>
    </style:style>
    <style:style style:name="P10" style:family="paragraph" style:parent-style-name="Standard">
      <style:text-properties officeooo:rsid="0013c703" officeooo:paragraph-rsid="00084e49"/>
    </style:style>
    <style:style style:name="P11" style:family="paragraph" style:parent-style-name="Standard">
      <style:text-properties officeooo:rsid="0013c703" officeooo:paragraph-rsid="0013c703"/>
    </style:style>
    <style:style style:name="P12" style:family="paragraph" style:parent-style-name="Standard">
      <style:text-properties officeooo:rsid="0004ab3e" officeooo:paragraph-rsid="0004b7b8"/>
    </style:style>
    <style:style style:name="P13" style:family="paragraph" style:parent-style-name="Standard">
      <style:text-properties officeooo:rsid="00065db6" officeooo:paragraph-rsid="00065db6"/>
    </style:style>
    <style:style style:name="P14" style:family="paragraph" style:parent-style-name="Standard">
      <style:text-properties fo:font-weight="bold" officeooo:rsid="0004ab3e" officeooo:paragraph-rsid="0004ab3e" style:font-weight-asian="bold" style:font-weight-complex="bold"/>
    </style:style>
    <style:style style:name="P15" style:family="paragraph" style:parent-style-name="Standard">
      <style:text-properties fo:font-weight="bold" officeooo:rsid="0004ab3e" officeooo:paragraph-rsid="0004b7b8" style:font-weight-asian="bold" style:font-weight-complex="bold"/>
    </style:style>
    <style:style style:name="P16" style:family="paragraph" style:parent-style-name="Standard">
      <style:text-properties fo:font-weight="bold" officeooo:rsid="00121a72" officeooo:paragraph-rsid="0013c703" style:font-weight-asian="bold" style:font-weight-complex="bold"/>
    </style:style>
    <style:style style:name="P17" style:family="paragraph" style:parent-style-name="Standard">
      <style:text-properties fo:font-weight="bold" officeooo:rsid="0013c703" officeooo:paragraph-rsid="0013c703" style:font-weight-asian="bold" style:font-weight-complex="bold"/>
    </style:style>
    <style:style style:name="P18" style:family="paragraph" style:parent-style-name="Standard">
      <style:text-properties fo:font-weight="bold" officeooo:rsid="00065db6" officeooo:paragraph-rsid="00065db6" style:font-weight-asian="bold" style:font-weight-complex="bold"/>
    </style:style>
    <style:style style:name="P19" style:family="paragraph" style:parent-style-name="Standard">
      <style:text-properties officeooo:rsid="0013f164" officeooo:paragraph-rsid="0013f164"/>
    </style:style>
    <style:style style:name="T1" style:family="text">
      <style:text-properties officeooo:rsid="0004b7b8"/>
    </style:style>
    <style:style style:name="T2" style:family="text">
      <style:text-properties officeooo:rsid="00084e49"/>
    </style:style>
    <style:style style:name="T3" style:family="text">
      <style:text-properties officeooo:rsid="00090f5e"/>
    </style:style>
    <style:style style:name="T4" style:family="text">
      <style:text-properties officeooo:rsid="000baa9a"/>
    </style:style>
    <style:style style:name="T5" style:family="text">
      <style:text-properties officeooo:rsid="000e188b"/>
    </style:style>
    <style:style style:name="T6" style:family="text">
      <style:text-properties officeooo:rsid="000e6e1a"/>
    </style:style>
    <style:style style:name="T7" style:family="text">
      <style:text-properties officeooo:rsid="00104299"/>
    </style:style>
    <style:style style:name="T8" style:family="text">
      <style:text-properties officeooo:rsid="0013e7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pplication starts up on boot :</text:p>
      <text:p text:style-name="P1">1) Restart System</text:p>
      <text:p text:style-name="P1">2) In a shell console , type “ps -d | grep “python” ” <text:s/>. This should return 2 python processes .</text:p>
      <text:p text:style-name="P1">3) In a shell console , type “ps -d | grep “monit” ” <text:s/>. Monit should be restarted on boot automatically .</text:p>
      <text:p text:style-name="P1"/>
      <text:p text:style-name="P15">Application is restarted on socket.recv() <text:span text:style-name="T2">at the client side </text:span>time<text:span text:style-name="T2">s </text:span>out :</text:p>
      <text:p text:style-name="P5">Add a wait function in the Application program to wait for</text:p>
      <text:p text:style-name="P2"/>
      <text:p text:style-name="P15"><text:span text:style-name="T1">Application is restarted in case the Custom_Monitor <text:s/>is not able to connect to it (Timeout):</text:span></text:p>
      <text:p text:style-name="P2"/>
      <text:p text:style-name="P8"/>
      <text:p text:style-name="P16">Application is restarted if it crashes :</text:p>
      <text:p text:style-name="P9">Identify the pid of the application . Kill the p<text:span text:style-name="T8">rocess</text:span> . Within 30 seconds , the Custom_Monitor brings it up . Check to see if both applications are running after the command “ ps -d | grep “python ” <text:s/>”</text:p>
      <text:p text:style-name="P8"/>
      <text:p text:style-name="P8"/>
      <text:p text:style-name="P17">Custom_Monitor runs at all times :</text:p>
      <text:p text:style-name="P11">Identify the pid of the Custom_Monitor . Kill <text:span text:style-name="T8">the process . Within the time set in the monitrc file , the Custom_Monitor should be brought up under a different pid .</text:span></text:p>
      <text:p text:style-name="P3"/>
      <text:p text:style-name="P18">Error Codes : </text:p>
      <text:p text:style-name="P3">0 ) <text:span text:style-name="T3">Checked to see if usb is getting restarted . The target application receives code “0” when internet is up after reset , “1” when internet is down even after reset and “2” when there are no USB devices connected .</text:span></text:p>
      <text:p text:style-name="P6">(The internet checking within the Application should be commented for this to work , otherwise application hangs)</text:p>
      <text:p text:style-name="P3"/>
      <text:p text:style-name="P3">1 ) <text:span text:style-name="T4">Check to see if the connected USB devices are reset every time the error is received . (One easy way to check is to see if the keyboard and mouse lights blink )</text:span></text:p>
      <text:p text:style-name="P3"/>
      <text:p text:style-name="P3">2 )<text:span text:style-name="T4">Check to see of the application and monitor program are up with a different process id . See the process id of the two before and after receiving the error codes . They should be different .</text:span></text:p>
      <text:p text:style-name="P3"/>
      <text:p text:style-name="P3">3 )<text:span text:style-name="T4">Check to see if the system is restarted .</text:span></text:p>
      <text:p text:style-name="P3"/>
      <text:p text:style-name="P4">4 )<text:span text:style-name="T5">Check to see if the OS disconnects and reconnects to the Wifi network when the code is received .</text:span></text:p>
      <text:p text:style-name="P4"/>
      <text:p text:style-name="P4">5 )<text:span text:style-name="T6">Check to see if rsync is taking place .</text:span></text:p>
      <text:p text:style-name="P4"/>
      <text:p text:style-name="P4">6 )<text:span text:style-name="T7">Check to see if the Message 11 is getting sent on space usage &gt; 80 % and message 10 on anything lesser . </text:span></text:p>
      <text:p text:style-name="P4"/>
      <text:p text:style-name="P19">7)</text:p>
      <text:p text:style-name="P19"/>
      <text:p text:style-name="P19">8)</text:p>
      <text:p text:style-name="P10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8:24:14.141089394</meta:creation-date>
    <meta:generator>LibreOffice/5.1.4.2$Linux_X86_64 LibreOffice_project/10m0$Build-2</meta:generator>
    <dc:date>2017-01-16T17:13:04.166926707</dc:date>
    <meta:editing-duration>P1DT1H17M28S</meta:editing-duration>
    <meta:editing-cycles>21</meta:editing-cycles>
    <meta:document-statistic meta:table-count="0" meta:image-count="0" meta:object-count="0" meta:page-count="1" meta:paragraph-count="22" meta:word-count="375" meta:character-count="1910" meta:non-whitespace-character-count="1551"/>
  </office:meta>
</office:document-meta>
</file>